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5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7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8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8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9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7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8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4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4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4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4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4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4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4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4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4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4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5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5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5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5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5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5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5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5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6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6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6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6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6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6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6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6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6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6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7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7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7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7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7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7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7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7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7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7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8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8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8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8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8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8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8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8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8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8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9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9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9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9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9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95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9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9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9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9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0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0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0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0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0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05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0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07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08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0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1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1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1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1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1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1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1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1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1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1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2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2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2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2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2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2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2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2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2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29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30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3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3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3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3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3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3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3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38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39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4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4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4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4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4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4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4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4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4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4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5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5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5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5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5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5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5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5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5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5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6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6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6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6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6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6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6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6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6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6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7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7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7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7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7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7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7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7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7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7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8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81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8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8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8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85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8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8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8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89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90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9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9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19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19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9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9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9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19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19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0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0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0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0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0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0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0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0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0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0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1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1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1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1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1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1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1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1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1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19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20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21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2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2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2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25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2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2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2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2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3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3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3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3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3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35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3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37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38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3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4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4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4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4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4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4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4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4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4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4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5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5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5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5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5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5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5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5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5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5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6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61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6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6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7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7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7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7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7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7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7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7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7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8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8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8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8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8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8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8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28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88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89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9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91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92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9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9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9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96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297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298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29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0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01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0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0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0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0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0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0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0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0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1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1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1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1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1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1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1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1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1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1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2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2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2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2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24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2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2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2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2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2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3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3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3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3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3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3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3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3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3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3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4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4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4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43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44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45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46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4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4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4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50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51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5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53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54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55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56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57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58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59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6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6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62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63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6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6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6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67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68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69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70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71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72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73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74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75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76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77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78" style:family="text">
      <style:text-properties fo:font-size="10.50pt" fo:font-weight="normal" fo:font-family="'Courier New'" style:font-family-asian="'Courier New'" style:font-family-complex="'Courier New'" fo:background-color="#f8f9fa" fo:color="#006ee0"/>
    </style:style>
    <style:style style:name="T379" style:family="text">
      <style:text-properties fo:font-size="10.50pt" fo:font-weight="normal" fo:font-family="'Courier New'" style:font-family-asian="'Courier New'" style:font-family-complex="'Courier New'" fo:background-color="#f8f9fa" fo:color="#d73038"/>
    </style:style>
    <style:style style:name="T380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81" style:family="text">
      <style:text-properties fo:font-size="10.50pt" fo:font-weight="normal" fo:font-family="'Courier New'" style:font-family-asian="'Courier New'" style:font-family-complex="'Courier New'" fo:background-color="#f8f9fa" fo:color="#212529"/>
    </style:style>
    <style:style style:name="T382" style:family="text">
      <style:text-properties fo:font-size="10.50pt" fo:font-weight="normal" fo:font-family="'Courier New'" style:font-family-asian="'Courier New'" style:font-family-complex="'Courier New'" fo:background-color="#f8f9fa" fo:color="#2f6f9f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9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justify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justify" fo:margin-bottom="8.00pt"/>
    </style:style>
    <style:style style:name="P3" style:family="paragraph">
      <style:paragraph-properties fo:line-height="100.00%" fo:text-align="justify" fo:margin-bottom="8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bottom="8.00pt"/>
    </style:style>
    <style:style style:name="P5" style:family="paragraph">
      <style:paragraph-properties fo:line-height="100.00%" fo:text-align="justify" fo:margin-bottom="8.00pt"/>
    </style:style>
  </office:automatic-styles>
  <office:body>
    <office:text>
      <text:p text:style-name="P1"><text:span text:style-name="T1">1. Um HTML para Login</text:span></text:p>
      <text:p text:style-name="P1"><text:span text:style-name="T1">2. Um HTML para Livros</text:span></text:p>
      <text:p text:style-name="P1"><text:span text:style-name="T1">3. Um HTML para Sobre</text:span></text:p>
      <text:p text:style-name="P1"><text:span text:style-name="T1">4. Um CSS para as três páginas de HTML</text:span></text:p>
      <text:p text:style-name="P1"><text:span text:style-name="T2"/></text:p>
      <text:list text:style-name="L2">
        <text:list-item>
          <text:p text:style-name="P2"><text:span text:style-name="T3">HTML para Login</text:span></text:p>
        </text:list-item>
      </text:list>
      <text:p text:style-name="P3"><text:span text:style-name="T4">1.1. NAVBAR</text:span></text:p>
      <text:p text:style-name="P3"><text:span text:style-name="T5">Fonte:<text:s/></text:span><text:a xlink:href="https://getbootstrap.com/docs/4.5/components/navbar/"><text:span text:style-name="T6">https://getbootstrap.com/docs/4.5/components/navbar/</text:span></text:a><text:span text:style-name="T7"><text:s/></text:span></text:p>
      <text:p text:style-name="P3"><text:span text:style-name="T8"/></text:p>
      <text:p text:style-name="P3"><text:span text:style-name="T9">&lt;nav</text:span><text:span text:style-name="T10"><text:s/></text:span><text:span text:style-name="T11">class=</text:span><text:span text:style-name="T12">"navbar navbar-expand-lg navbar-light bg-light"</text:span><text:span text:style-name="T13">&gt;</text:span></text:p>
      <text:p text:style-name="P3"><text:span text:style-name="T14"><text:s text:c="2"/></text:span><text:span text:style-name="T15">&lt;a</text:span><text:span text:style-name="T16"><text:s/></text:span><text:span text:style-name="T17">class=</text:span><text:span text:style-name="T18">"navbar-brand"</text:span><text:span text:style-name="T19"><text:s/></text:span><text:span text:style-name="T20">href=</text:span><text:span text:style-name="T21">"#"</text:span><text:span text:style-name="T22">&gt;</text:span><text:span text:style-name="T23">Navbar</text:span><text:span text:style-name="T24">&lt;/a&gt;</text:span></text:p>
      <text:p text:style-name="P3"><text:span text:style-name="T25"><text:s text:c="2"/></text:span><text:span text:style-name="T26">&lt;button</text:span><text:span text:style-name="T27"><text:s/></text:span><text:span text:style-name="T28">class=</text:span><text:span text:style-name="T29">"navbar-toggler"</text:span><text:span text:style-name="T30"><text:s/></text:span><text:span text:style-name="T31">type=</text:span><text:span text:style-name="T32">"button"</text:span><text:span text:style-name="T33"><text:s/></text:span><text:span text:style-name="T34">data-toggle=</text:span><text:span text:style-name="T35">"collapse"</text:span><text:span text:style-name="T36"><text:s/></text:span><text:span text:style-name="T37">data-target=</text:span><text:span text:style-name="T38">"#navbarSupportedContent"</text:span><text:span text:style-name="T39"><text:s/></text:span><text:span text:style-name="T40">aria-controls=</text:span><text:span text:style-name="T41">"navbarSupportedContent"</text:span><text:span text:style-name="T42"><text:s/></text:span><text:span text:style-name="T43">aria-expanded=</text:span><text:span text:style-name="T44">"false"</text:span><text:span text:style-name="T45"><text:s/></text:span><text:span text:style-name="T46">aria-label=</text:span><text:span text:style-name="T47">"Toggle navigation"</text:span><text:span text:style-name="T48">&gt;</text:span></text:p>
      <text:p text:style-name="P3"><text:span text:style-name="T49"><text:s text:c="4"/></text:span><text:span text:style-name="T50">&lt;span</text:span><text:span text:style-name="T51"><text:s/></text:span><text:span text:style-name="T52">class=</text:span><text:span text:style-name="T53">"navbar-toggler-icon"</text:span><text:span text:style-name="T54">&gt;&lt;/span&gt;</text:span></text:p>
      <text:p text:style-name="P3"><text:span text:style-name="T55"><text:s text:c="2"/></text:span><text:span text:style-name="T56">&lt;/button&gt;</text:span></text:p>
      <text:p text:style-name="P3"><text:span text:style-name="T57"/></text:p>
      <text:p text:style-name="P3"><text:span text:style-name="T58"><text:s text:c="2"/></text:span><text:span text:style-name="T59">&lt;div</text:span><text:span text:style-name="T60"><text:s/></text:span><text:span text:style-name="T61">class=</text:span><text:span text:style-name="T62">"collapse navbar-collapse"</text:span><text:span text:style-name="T63"><text:s/></text:span><text:span text:style-name="T64">id=</text:span><text:span text:style-name="T65">"navbarSupportedContent"</text:span><text:span text:style-name="T66">&gt;</text:span></text:p>
      <text:p text:style-name="P3"><text:span text:style-name="T67"><text:s text:c="4"/></text:span><text:span text:style-name="T68">&lt;ul</text:span><text:span text:style-name="T69"><text:s/></text:span><text:span text:style-name="T70">class=</text:span><text:span text:style-name="T71">"navbar-nav mr-auto"</text:span><text:span text:style-name="T72">&gt;</text:span></text:p>
      <text:p text:style-name="P3"><text:span text:style-name="T73"><text:s text:c="6"/></text:span><text:span text:style-name="T74">&lt;li</text:span><text:span text:style-name="T75"><text:s/></text:span><text:span text:style-name="T76">class=</text:span><text:span text:style-name="T77">"nav-item active"</text:span><text:span text:style-name="T78">&gt;</text:span></text:p>
      <text:p text:style-name="P3"><text:span text:style-name="T79"><text:s text:c="8"/></text:span><text:span text:style-name="T80">&lt;a</text:span><text:span text:style-name="T81"><text:s/></text:span><text:span text:style-name="T82">class=</text:span><text:span text:style-name="T83">"nav-link"</text:span><text:span text:style-name="T84"><text:s/></text:span><text:span text:style-name="T85">href=</text:span><text:span text:style-name="T86">"#"</text:span><text:span text:style-name="T87">&gt;</text:span><text:span text:style-name="T88">Home<text:s/></text:span><text:span text:style-name="T89">&lt;span</text:span><text:span text:style-name="T90"><text:s/></text:span><text:span text:style-name="T91">class=</text:span><text:span text:style-name="T92">"sr-only"</text:span><text:span text:style-name="T93">&gt;</text:span><text:span text:style-name="T94">(current)</text:span><text:span text:style-name="T95">&lt;/span&gt;&lt;/a&gt;</text:span></text:p>
      <text:p text:style-name="P3"><text:span text:style-name="T96"><text:s text:c="6"/></text:span><text:span text:style-name="T97">&lt;/li&gt;</text:span></text:p>
      <text:p text:style-name="P3"><text:span text:style-name="T98"><text:s text:c="6"/></text:span><text:span text:style-name="T99">&lt;li</text:span><text:span text:style-name="T100"><text:s/></text:span><text:span text:style-name="T101">class=</text:span><text:span text:style-name="T102">"nav-item"</text:span><text:span text:style-name="T103">&gt;</text:span></text:p>
      <text:p text:style-name="P3"><text:span text:style-name="T104"><text:s text:c="8"/></text:span><text:span text:style-name="T105">&lt;a</text:span><text:span text:style-name="T106"><text:s/></text:span><text:span text:style-name="T107">class=</text:span><text:span text:style-name="T108">"nav-link"</text:span><text:span text:style-name="T109"><text:s/></text:span><text:span text:style-name="T110">href=</text:span><text:span text:style-name="T111">"#"</text:span><text:span text:style-name="T112">&gt;</text:span><text:span text:style-name="T113">Link</text:span><text:span text:style-name="T114">&lt;/a&gt;</text:span></text:p>
      <text:p text:style-name="P3"><text:span text:style-name="T115"><text:s text:c="6"/></text:span><text:span text:style-name="T116">&lt;/li&gt;</text:span></text:p>
      <text:p text:style-name="P3"><text:span text:style-name="T117"><text:s text:c="6"/></text:span><text:span text:style-name="T118">&lt;li</text:span><text:span text:style-name="T119"><text:s/></text:span><text:span text:style-name="T120">class=</text:span><text:span text:style-name="T121">"nav-item dropdown"</text:span><text:span text:style-name="T122">&gt;</text:span></text:p>
      <text:p text:style-name="P3"><text:span text:style-name="T123"><text:s text:c="8"/></text:span><text:span text:style-name="T124">&lt;a</text:span><text:span text:style-name="T125"><text:s/></text:span><text:span text:style-name="T126">class=</text:span><text:span text:style-name="T127">"nav-link dropdown-toggle"</text:span><text:span text:style-name="T128"><text:s/></text:span><text:span text:style-name="T129">href=</text:span><text:span text:style-name="T130">"#"</text:span><text:span text:style-name="T131"><text:s/></text:span><text:span text:style-name="T132">id=</text:span><text:span text:style-name="T133">"navbarDropdown"</text:span><text:span text:style-name="T134"><text:s/></text:span><text:span text:style-name="T135">role=</text:span><text:span text:style-name="T136">"button"</text:span><text:span text:style-name="T137"><text:s/></text:span><text:span text:style-name="T138">data-toggle=</text:span><text:span text:style-name="T139">"dropdown"</text:span><text:span text:style-name="T140"><text:s/></text:span><text:span text:style-name="T141">aria-haspopup=</text:span><text:span text:style-name="T142">"true"</text:span><text:span text:style-name="T143"><text:s/></text:span><text:span text:style-name="T144">aria-expanded=</text:span><text:span text:style-name="T145">"false"</text:span><text:span text:style-name="T146">&gt;</text:span></text:p>
      <text:p text:style-name="P3"><text:span text:style-name="T147"><text:s text:c="10"/>Dropdown</text:span></text:p>
      <text:p text:style-name="P3"><text:span text:style-name="T147"><text:s text:c="8"/></text:span><text:span text:style-name="T148">&lt;/a&gt;</text:span></text:p>
      <text:p text:style-name="P3"><text:span text:style-name="T149"><text:s text:c="8"/></text:span><text:span text:style-name="T150">&lt;div</text:span><text:span text:style-name="T151"><text:s/></text:span><text:span text:style-name="T152">class=</text:span><text:span text:style-name="T153">"dropdown-menu"</text:span><text:span text:style-name="T154"><text:s/></text:span><text:span text:style-name="T155">aria-labelledby=</text:span><text:span text:style-name="T156">"navbarDropdown"</text:span><text:span text:style-name="T157">&gt;</text:span></text:p>
      <text:p text:style-name="P3"><text:span text:style-name="T158"><text:s text:c="10"/></text:span><text:span text:style-name="T159">&lt;a</text:span><text:span text:style-name="T160"><text:s/></text:span><text:span text:style-name="T161">class=</text:span><text:span text:style-name="T162">"dropdown-item"</text:span><text:span text:style-name="T163"><text:s/></text:span><text:span text:style-name="T164">href=</text:span><text:span text:style-name="T165">"#"</text:span><text:span text:style-name="T166">&gt;</text:span><text:span text:style-name="T167">Action</text:span><text:span text:style-name="T168">&lt;/a&gt;</text:span></text:p>
      <text:p text:style-name="P3"><text:span text:style-name="T169"><text:s text:c="10"/></text:span><text:span text:style-name="T170">&lt;a</text:span><text:span text:style-name="T171"><text:s/></text:span><text:span text:style-name="T172">class=</text:span><text:span text:style-name="T173">"dropdown-item"</text:span><text:span text:style-name="T174"><text:s/></text:span><text:span text:style-name="T175">href=</text:span><text:span text:style-name="T176">"#"</text:span><text:span text:style-name="T177">&gt;</text:span><text:span text:style-name="T178">Another action</text:span><text:span text:style-name="T179">&lt;/a&gt;</text:span></text:p>
      <text:p text:style-name="P3"><text:span text:style-name="T180"><text:s text:c="10"/></text:span><text:span text:style-name="T181">&lt;div</text:span><text:span text:style-name="T182"><text:s/></text:span><text:span text:style-name="T183">class=</text:span><text:span text:style-name="T184">"dropdown-divider"</text:span><text:span text:style-name="T185">&gt;&lt;/div&gt;</text:span></text:p>
      <text:p text:style-name="P3"><text:span text:style-name="T186"><text:s text:c="10"/></text:span><text:span text:style-name="T187">&lt;a</text:span><text:span text:style-name="T188"><text:s/></text:span><text:span text:style-name="T189">class=</text:span><text:span text:style-name="T190">"dropdown-item"</text:span><text:span text:style-name="T191"><text:s/></text:span><text:span text:style-name="T192">href=</text:span><text:span text:style-name="T193">"#"</text:span><text:span text:style-name="T194">&gt;</text:span><text:span text:style-name="T195">Something else here</text:span><text:span text:style-name="T196">&lt;/a&gt;</text:span></text:p>
      <text:p text:style-name="P3"><text:span text:style-name="T197"><text:s text:c="8"/></text:span><text:span text:style-name="T198">&lt;/div&gt;</text:span></text:p>
      <text:p text:style-name="P3"><text:span text:style-name="T199"><text:s text:c="6"/></text:span><text:span text:style-name="T200">&lt;/li&gt;</text:span></text:p>
      <text:p text:style-name="P3"><text:span text:style-name="T201"><text:s text:c="6"/></text:span><text:span text:style-name="T202">&lt;li</text:span><text:span text:style-name="T203"><text:s/></text:span><text:span text:style-name="T204">class=</text:span><text:span text:style-name="T205">"nav-item"</text:span><text:span text:style-name="T206">&gt;</text:span></text:p>
      <text:p text:style-name="P3"><text:span text:style-name="T207"><text:s text:c="8"/></text:span><text:span text:style-name="T208">&lt;a</text:span><text:span text:style-name="T209"><text:s/></text:span><text:span text:style-name="T210">class=</text:span><text:span text:style-name="T211">"nav-link disabled"</text:span><text:span text:style-name="T212"><text:s/></text:span><text:span text:style-name="T213">href=</text:span><text:span text:style-name="T214">"#"</text:span><text:span text:style-name="T215"><text:s/></text:span><text:span text:style-name="T216">tabindex=</text:span><text:span text:style-name="T217">"-1"</text:span><text:span text:style-name="T218"><text:s/></text:span><text:span text:style-name="T219">aria-disabled=</text:span><text:span text:style-name="T220">"true"</text:span><text:span text:style-name="T221">&gt;</text:span><text:span text:style-name="T222">Disabled</text:span><text:span text:style-name="T223">&lt;/a&gt;</text:span></text:p>
      <text:p text:style-name="P3"><text:span text:style-name="T224"><text:s text:c="6"/></text:span><text:span text:style-name="T225">&lt;/li&gt;</text:span></text:p>
      <text:p text:style-name="P3"><text:span text:style-name="T226"><text:s text:c="4"/></text:span><text:span text:style-name="T227">&lt;/ul&gt;</text:span></text:p>
      <text:p text:style-name="P3"><text:span text:style-name="T228"><text:s text:c="4"/></text:span><text:span text:style-name="T229">&lt;form</text:span><text:span text:style-name="T230"><text:s/></text:span><text:span text:style-name="T231">class=</text:span><text:span text:style-name="T232">"form-inline my-2 my-lg-0"</text:span><text:span text:style-name="T233">&gt;</text:span></text:p>
      <text:p text:style-name="P3"><text:span text:style-name="T234"><text:s text:c="6"/></text:span><text:span text:style-name="T235">&lt;input</text:span><text:span text:style-name="T236"><text:s/></text:span><text:span text:style-name="T237">class=</text:span><text:span text:style-name="T238">"form-control mr-sm-2"</text:span><text:span text:style-name="T239"><text:s/></text:span><text:span text:style-name="T240">type=</text:span><text:span text:style-name="T241">"search"</text:span><text:span text:style-name="T242"><text:s/></text:span><text:span text:style-name="T243">placeholder=</text:span><text:span text:style-name="T244">"Search"</text:span><text:span text:style-name="T245"><text:s/></text:span><text:span text:style-name="T246">aria-label=</text:span><text:span text:style-name="T247">"Search"</text:span><text:span text:style-name="T248">&gt;</text:span></text:p>
      <text:p text:style-name="P3"><text:span text:style-name="T249"><text:s text:c="6"/></text:span><text:span text:style-name="T250">&lt;button</text:span><text:span text:style-name="T251"><text:s/></text:span><text:span text:style-name="T252">class=</text:span><text:span text:style-name="T253">"btn btn-outline-success my-2 my-sm-0"</text:span><text:span text:style-name="T254"><text:s/></text:span><text:span text:style-name="T255">type=</text:span><text:span text:style-name="T256">"submit"</text:span><text:span text:style-name="T257">&gt;</text:span><text:span text:style-name="T258">Search</text:span><text:span text:style-name="T259">&lt;/button&gt;</text:span></text:p>
      <text:p text:style-name="P3"><text:span text:style-name="T260"><text:s text:c="4"/></text:span><text:span text:style-name="T261">&lt;/form&gt;</text:span></text:p>
      <text:p text:style-name="P3"><text:span text:style-name="T262"><text:s text:c="2"/></text:span><text:span text:style-name="T263">&lt;/div&gt;</text:span></text:p>
      <text:p text:style-name="P3"><text:span text:style-name="T263">&lt;/nav&gt;</text:span></text:p>
      <text:p text:style-name="P3"><text:span text:style-name="T264"/></text:p>
      <text:p text:style-name="P3"><text:span text:style-name="T265">1.2. FORMS</text:span></text:p>
      <text:p text:style-name="P3"><text:span text:style-name="T266">Fonte:<text:s/></text:span><text:a xlink:href="https://getbootstrap.com/docs/4.5/components/forms/"><text:span text:style-name="T267">https://getbootstrap.com/docs/4.5/components/forms/</text:span></text:a><text:span text:style-name="T268"><text:s/></text:span></text:p>
      <text:p text:style-name="P3"><text:span text:style-name="T269"/></text:p>
      <text:p text:style-name="P3"><text:span text:style-name="T270">&lt;form&gt;</text:span></text:p>
      <text:p text:style-name="P3"><text:span text:style-name="T271"><text:s text:c="2"/></text:span><text:span text:style-name="T272">&lt;div</text:span><text:span text:style-name="T273"><text:s/></text:span><text:span text:style-name="T274">class=</text:span><text:span text:style-name="T275">"form-group"</text:span><text:span text:style-name="T276">&gt;</text:span></text:p>
      <text:p text:style-name="P3"><text:span text:style-name="T277"><text:s text:c="4"/></text:span><text:span text:style-name="T278">&lt;label</text:span><text:span text:style-name="T279"><text:s/></text:span><text:span text:style-name="T280">for=</text:span><text:span text:style-name="T281">"exampleInputEmail1"</text:span><text:span text:style-name="T282">&gt;</text:span><text:span text:style-name="T283">Email address</text:span><text:span text:style-name="T284">&lt;/label&gt;</text:span></text:p>
      <text:p text:style-name="P3"><text:span text:style-name="T285"><text:s text:c="4"/></text:span><text:span text:style-name="T286">&lt;input</text:span><text:span text:style-name="T287"><text:s/></text:span><text:span text:style-name="T288">type=</text:span><text:span text:style-name="T289">"email"</text:span><text:span text:style-name="T290"><text:s/></text:span><text:span text:style-name="T291">class=</text:span><text:span text:style-name="T292">"form-control"</text:span><text:span text:style-name="T293"><text:s/></text:span><text:span text:style-name="T294">id=</text:span><text:span text:style-name="T295">"exampleInputEmail1"</text:span><text:span text:style-name="T296"><text:s/></text:span><text:span text:style-name="T297">aria-describedby=</text:span><text:span text:style-name="T298">"emailHelp"</text:span><text:span text:style-name="T299">&gt;</text:span></text:p>
      <text:p text:style-name="P3"><text:span text:style-name="T300"><text:s text:c="4"/></text:span><text:span text:style-name="T301">&lt;small</text:span><text:span text:style-name="T302"><text:s/></text:span><text:span text:style-name="T303">id=</text:span><text:span text:style-name="T304">"emailHelp"</text:span><text:span text:style-name="T305"><text:s/></text:span><text:span text:style-name="T306">class=</text:span><text:span text:style-name="T307">"form-text text-muted"</text:span><text:span text:style-name="T308">&gt;</text:span><text:span text:style-name="T309">We'll never share your email with anyone else.</text:span><text:span text:style-name="T310">&lt;/small&gt;</text:span></text:p>
      <text:p text:style-name="P3"><text:span text:style-name="T311"><text:s text:c="2"/></text:span><text:span text:style-name="T312">&lt;/div&gt;</text:span></text:p>
      <text:p text:style-name="P3"><text:span text:style-name="T313"><text:s text:c="2"/></text:span><text:span text:style-name="T314">&lt;div</text:span><text:span text:style-name="T315"><text:s/></text:span><text:span text:style-name="T316">class=</text:span><text:span text:style-name="T317">"form-group"</text:span><text:span text:style-name="T318">&gt;</text:span></text:p>
      <text:p text:style-name="P3"><text:span text:style-name="T319"><text:s text:c="4"/></text:span><text:span text:style-name="T320">&lt;label</text:span><text:span text:style-name="T321"><text:s/></text:span><text:span text:style-name="T322">for=</text:span><text:span text:style-name="T323">"exampleInputPassword1"</text:span><text:span text:style-name="T324">&gt;</text:span><text:span text:style-name="T325">Password</text:span><text:span text:style-name="T326">&lt;/label&gt;</text:span></text:p>
      <text:p text:style-name="P3"><text:span text:style-name="T327"><text:s text:c="4"/></text:span><text:span text:style-name="T328">&lt;input</text:span><text:span text:style-name="T329"><text:s/></text:span><text:span text:style-name="T330">type=</text:span><text:span text:style-name="T331">"password"</text:span><text:span text:style-name="T332"><text:s/></text:span><text:span text:style-name="T333">class=</text:span><text:span text:style-name="T334">"form-control"</text:span><text:span text:style-name="T335"><text:s/></text:span><text:span text:style-name="T336">id=</text:span><text:span text:style-name="T337">"exampleInputPassword1"</text:span><text:span text:style-name="T338">&gt;</text:span></text:p>
      <text:p text:style-name="P3"><text:span text:style-name="T339"><text:s text:c="2"/></text:span><text:span text:style-name="T340">&lt;/div&gt;</text:span></text:p>
      <text:p text:style-name="P3"><text:span text:style-name="T341"><text:s text:c="2"/></text:span><text:span text:style-name="T342">&lt;div</text:span><text:span text:style-name="T343"><text:s/></text:span><text:span text:style-name="T344">class=</text:span><text:span text:style-name="T345">"form-group form-check"</text:span><text:span text:style-name="T346">&gt;</text:span></text:p>
      <text:p text:style-name="P3"><text:span text:style-name="T347"><text:s text:c="4"/></text:span><text:span text:style-name="T348">&lt;input</text:span><text:span text:style-name="T349"><text:s/></text:span><text:span text:style-name="T350">type=</text:span><text:span text:style-name="T351">"checkbox"</text:span><text:span text:style-name="T352"><text:s/></text:span><text:span text:style-name="T353">class=</text:span><text:span text:style-name="T354">"form-check-input"</text:span><text:span text:style-name="T355"><text:s/></text:span><text:span text:style-name="T356">id=</text:span><text:span text:style-name="T357">"exampleCheck1"</text:span><text:span text:style-name="T358">&gt;</text:span></text:p>
      <text:p text:style-name="P3"><text:span text:style-name="T359"><text:s text:c="4"/></text:span><text:span text:style-name="T360">&lt;label</text:span><text:span text:style-name="T361"><text:s/></text:span><text:span text:style-name="T362">class=</text:span><text:span text:style-name="T363">"form-check-label"</text:span><text:span text:style-name="T364"><text:s/></text:span><text:span text:style-name="T365">for=</text:span><text:span text:style-name="T366">"exampleCheck1"</text:span><text:span text:style-name="T367">&gt;</text:span><text:span text:style-name="T368">Check me out</text:span><text:span text:style-name="T369">&lt;/label&gt;</text:span></text:p>
      <text:p text:style-name="P3"><text:span text:style-name="T370"><text:s text:c="2"/></text:span><text:span text:style-name="T371">&lt;/div&gt;</text:span></text:p>
      <text:p text:style-name="P3"><text:span text:style-name="T372"><text:s text:c="2"/></text:span><text:span text:style-name="T373">&lt;button</text:span><text:span text:style-name="T374"><text:s/></text:span><text:span text:style-name="T375">type=</text:span><text:span text:style-name="T376">"submit"</text:span><text:span text:style-name="T377"><text:s/></text:span><text:span text:style-name="T378">class=</text:span><text:span text:style-name="T379">"btn btn-primary"</text:span><text:span text:style-name="T380">&gt;</text:span><text:span text:style-name="T381">Submit</text:span><text:span text:style-name="T382">&lt;/button&gt;</text:span></text:p>
      <text:p text:style-name="P3"><text:span text:style-name="T382">&lt;/form&gt;</text:span></text:p>
      <text:p text:style-name="P3"><text:span text:style-name="T383"/></text:p>
      <text:p text:style-name="P3"><text:span text:style-name="T384">1.3. FOOTER</text:span></text:p>
      <text:p text:style-name="P3"><text:span text:style-name="T385">Fonte: </text:span></text:p>
      <text:p text:style-name="P3"><text:span text:style-name="T386"/></text:p>
      <text:p text:style-name="P3"><text:span text:style-name="T386"/></text:p>
      <text:list text:style-name="L4">
        <text:list-item>
          <text:p text:style-name="P4"><text:span text:style-name="T387">HTML para Livros</text:span></text:p>
        </text:list-item>
      </text:list>
      <text:p text:style-name="P5"><text:span text:style-name="T388">2.1. LOGOTIPO:</text:span></text:p>
      <text:p text:style-name="P5"><text:span text:style-name="T389">Fonte:<text:s/></text:span><text:a xlink:href="https://www.freelogodesign.org/"><text:span text:style-name="T390">https://www.freelogodesign.org/</text:span></text:a><text:span text:style-name="T391"/></text:p>
      <text:p text:style-name="P5"><text:span text:style-name="T392"/></text:p>
      <text:p text:style-name="P5"><text:span text:style-name="T392"/></text:p>
      <text:p text:style-name="P5"><text:span text:style-name="T393">2.2. NAV BAR + LOGOTIPO</text:span></text:p>
      <text:p text:style-name="P5"><text:span text:style-name="T394">Fonte:<text:s/></text:span><text:a xlink:href="https://getbootstrap.com/docs/4.5/components/navbar/"><text:span text:style-name="T395">https://getbootstrap.com/docs/4.5/components/navbar/</text:span></text:a><text:span text:style-name="T396"/></text:p>
      <text:p text:style-name="P5"><text:span text:style-name="T397">&lt;nav class="navbar navbar-light bg-light"&gt;</text:span></text:p>
      <text:p text:style-name="P5"><text:span text:style-name="T397"><text:s text:c="2"/>&lt;a class="navbar-brand" href="#"&gt;</text:span></text:p>
      <text:p text:style-name="P5"><text:span text:style-name="T397"><text:s text:c="4"/>&lt;img src="/docs/4.5/assets/brand/bootstrap-solid.svg" width="30" height="30" alt="" loading="lazy"&gt;</text:span></text:p>
      <text:p text:style-name="P5"><text:span text:style-name="T397"><text:s text:c="2"/>&lt;/a&gt;</text:span></text:p>
      <text:p text:style-name="P5"><text:span text:style-name="T397">&lt;/nav&gt;</text:span></text:p>
      <text:p text:style-name="P5"><text:span text:style-name="T398"/></text:p>
      <text:p text:style-name="P5"><text:span text:style-name="T399">&lt;nav class="navbar navbar-expand-lg navbar-light bg-light"&gt;</text:span></text:p>
      <text:p text:style-name="P5"><text:span text:style-name="T399"><text:s text:c="12"/>&lt;nav class="navbar navbar-light bg-light"&gt;</text:span></text:p>
      <text:p text:style-name="P5"><text:span text:style-name="T399"><text:s text:c="22"/>&lt;a class="navbar-brand" href="#"&gt;</text:span></text:p>
      <text:p text:style-name="P5"><text:span text:style-name="T399"><text:s text:c="22"/>&lt;img src="logo2.png" width="30" height="30" alt="" loading="lazy"&gt;</text:span></text:p>
      <text:p text:style-name="P5"><text:span text:style-name="T399"><text:s text:c="20"/>&lt;/a&gt;</text:span></text:p>
      <text:p text:style-name="P5"><text:span text:style-name="T399"><text:s text:c="12"/>&lt;/nav&gt;</text:span></text:p>
      <text:p text:style-name="P5"><text:span text:style-name="T399"><text:s text:c="12"/>&lt;div class="collapse navbar-collapse" id="navbarSupportedContent"&gt;</text:span></text:p>
      <text:p text:style-name="P5"><text:span text:style-name="T399"><text:s text:c="16"/>&lt;ul class="navbar-nav mr-auto"&gt;</text:span></text:p>
      <text:p text:style-name="P5"><text:span text:style-name="T399"><text:s text:c="16"/>&lt;li class="nav-item active"&gt;</text:span></text:p>
      <text:p text:style-name="P5"><text:span text:style-name="T399"><text:s text:c="18"/>&lt;a class="nav-link" href="#"&gt;Sobre nós &lt;span class="sr-only"&gt;(current)&lt;/span&gt;&lt;/a&gt;</text:span></text:p>
      <text:p text:style-name="P5"><text:span text:style-name="T399"><text:s text:c="16"/>&lt;/li&gt;</text:span></text:p>
      <text:p text:style-name="P5"><text:span text:style-name="T399"><text:s text:c="16"/>&lt;li class="nav-item"&gt;</text:span></text:p>
      <text:p text:style-name="P5"><text:span text:style-name="T399"><text:s text:c="18"/>&lt;a class="nav-link" href="#"&gt;Log In&lt;/a&gt;</text:span></text:p>
      <text:p text:style-name="P5"><text:span text:style-name="T399"><text:s text:c="16"/>&lt;/li&gt;</text:span></text:p>
      <text:p text:style-name="P5"><text:span text:style-name="T399"><text:s text:c="16"/>&lt;/ul&gt;</text:span></text:p>
      <text:p text:style-name="P5"><text:span text:style-name="T399"><text:s text:c="16"/>&lt;form class="form-inline my-2 my-lg-0"&gt;</text:span></text:p>
      <text:p text:style-name="P5"><text:span text:style-name="T399"><text:s text:c="20"/>&lt;input class="form-control mr-sm-2" type="search" placeholder="Search" aria-label="Search"&gt;</text:span></text:p>
      <text:p text:style-name="P5"><text:span text:style-name="T399"><text:s text:c="20"/>&lt;button class="btn btn-outline-success my-2 my-sm-0" type="submit"&gt;Search&lt;/button&gt;</text:span></text:p>
      <text:p text:style-name="P5"><text:span text:style-name="T399"><text:s text:c="18"/>&lt;/form&gt;</text:span></text:p>
      <text:p text:style-name="P5"><text:span text:style-name="T399"><text:s text:c="12"/>&lt;/div&gt;</text:span></text:p>
      <text:p text:style-name="P5"><text:span text:style-name="T399"><text:s text:c="8"/>&lt;/nav&gt;</text:span></text:p>
      <text:p text:style-name="P5"><text:span text:style-name="T400"/></text:p>
      <text:p text:style-name="P5"><text:span text:style-name="T401">2.3 CORPO DO BOOK TINDER</text:span></text:p>
      <text:p text:style-name="P5"><text:span text:style-name="T402">Fonte:<text:s/></text:span><text:a xlink:href="https://www.w3schools.com/css/css_rwd_frameworks.asp"><text:span text:style-name="T403">https://www.w3schools.com/css/css_rwd_frameworks.asp</text:span></text:a><text:span text:style-name="T404"/></text:p>
      <text:p text:style-name="P5"><text:span text:style-name="T405">&lt;div class="w3-container w3-green"&gt;</text:span></text:p>
      <text:p text:style-name="P5"><text:span text:style-name="T405"><text:s text:c="2"/>&lt;h1&gt;W3Schools Demo&lt;/h1&gt;</text:span></text:p>
      <text:p text:style-name="P5"><text:span text:style-name="T405"><text:s text:c="2"/>&lt;p&gt;Resize this responsive page!&lt;/p&gt;</text:span></text:p>
      <text:p text:style-name="P5"><text:span text:style-name="T405">&lt;/div&gt;</text:span></text:p>
      <text:p text:style-name="P5"><text:span text:style-name="T406"/></text:p>
      <text:p text:style-name="P5"><text:span text:style-name="T407">&lt;div class="w3-row-padding"&gt;</text:span></text:p>
      <text:p text:style-name="P5"><text:span text:style-name="T407"><text:s text:c="2"/>&lt;div class="w3-third"&gt;</text:span></text:p>
      <text:p text:style-name="P5"><text:span text:style-name="T407"><text:s text:c="4"/>&lt;h2&gt;London&lt;/h2&gt;</text:span></text:p>
      <text:p text:style-name="P5"><text:span text:style-name="T407"><text:s text:c="4"/>&lt;p&gt;London is the capital city of England.&lt;/p&gt;</text:span></text:p>
      <text:p text:style-name="P5"><text:span text:style-name="T407"><text:s text:c="4"/>&lt;p&gt;It is the most populous city in the United Kingdom,</text:span></text:p>
      <text:p text:style-name="P5"><text:span text:style-name="T407"><text:s text:c="4"/>with a metropolitan area of over 13 million inhabitants.&lt;/p&gt;</text:span></text:p>
      <text:p text:style-name="P5"><text:span text:style-name="T407"><text:s text:c="2"/>&lt;/div&gt;</text:span></text:p>
      <text:p text:style-name="P5"><text:span text:style-name="T408"/></text:p>
      <text:p text:style-name="P5"><text:span text:style-name="T409"><text:s text:c="2"/>&lt;div class="w3-third"&gt;</text:span></text:p>
      <text:p text:style-name="P5"><text:span text:style-name="T409"><text:s text:c="4"/>&lt;h2&gt;Paris&lt;/h2&gt;</text:span></text:p>
      <text:p text:style-name="P5"><text:span text:style-name="T409"><text:s text:c="4"/>&lt;p&gt;Paris is the capital of France.&lt;/p&gt;</text:span></text:p>
      <text:p text:style-name="P5"><text:span text:style-name="T409"><text:s text:c="4"/>&lt;p&gt;The Paris area is one of the largest population centers in Europe,</text:span></text:p>
      <text:p text:style-name="P5"><text:span text:style-name="T409"><text:s text:c="4"/>with more than 12 million inhabitants.&lt;/p&gt;</text:span></text:p>
      <text:p text:style-name="P5"><text:span text:style-name="T409"><text:s text:c="2"/>&lt;/div&gt;</text:span></text:p>
      <text:p text:style-name="P5"><text:span text:style-name="T410"/></text:p>
      <text:p text:style-name="P5"><text:span text:style-name="T411"><text:s text:c="2"/>&lt;div class="w3-third"&gt;</text:span></text:p>
      <text:p text:style-name="P5"><text:span text:style-name="T411"><text:s text:c="4"/>&lt;h2&gt;Tokyo&lt;/h2&gt;</text:span></text:p>
      <text:p text:style-name="P5"><text:span text:style-name="T411"><text:s text:c="4"/>&lt;p&gt;Tokyo is the capital of Japan.&lt;/p&gt;</text:span></text:p>
      <text:p text:style-name="P5"><text:span text:style-name="T411"><text:s text:c="4"/>&lt;p&gt;It is the center of the Greater Tokyo Area,</text:span></text:p>
      <text:p text:style-name="P5"><text:span text:style-name="T411"><text:s text:c="4"/>and the most populous metropolitan area in the world.&lt;/p&gt;</text:span></text:p>
      <text:p text:style-name="P5"><text:span text:style-name="T411"><text:s text:c="2"/>&lt;/div&gt;</text:span></text:p>
      <text:p text:style-name="P5"><text:span text:style-name="T411">&lt;/div&gt;</text:span></text:p>
      <text:p text:style-name="P5"><text:span text:style-name="T412"/></text:p>
      <text:p text:style-name="P5"><text:span text:style-name="T413">CARD dentro de cada CONTAINER</text:span></text:p>
      <text:p text:style-name="P5"><text:span text:style-name="T413">Fonte:<text:s/></text:span><text:a xlink:href="https://getbootstrap.com/docs/4.5/components/card/"><text:span text:style-name="T414">https://getbootstrap.com/docs/4.5/components/card/</text:span></text:a><text:span text:style-name="T415"/></text:p>
      <text:p text:style-name="P5"><text:span text:style-name="T416">&lt;div class="card" style="width: 18rem;"&gt;</text:span></text:p>
      <text:p text:style-name="P5"><text:span text:style-name="T416"><text:s text:c="2"/>&lt;img src="..." class="card-img-top" alt="..."&gt;</text:span></text:p>
      <text:p text:style-name="P5"><text:span text:style-name="T416"><text:s text:c="2"/>&lt;div class="card-body"&gt;</text:span></text:p>
      <text:p text:style-name="P5"><text:span text:style-name="T416"><text:s text:c="4"/>&lt;h5 class="card-title"&gt;Card title&lt;/h5&gt;</text:span></text:p>
      <text:p text:style-name="P5"><text:span text:style-name="T416"><text:s text:c="4"/>&lt;p class="card-text"&gt;Some quick example text to build on the card title and make up the bulk of the card's content.&lt;/p&gt;</text:span></text:p>
      <text:p text:style-name="P5"><text:span text:style-name="T416"><text:s text:c="4"/>&lt;a href="#" class="btn btn-primary"&gt;Go somewhere&lt;/a&gt;</text:span></text:p>
      <text:p text:style-name="P5"><text:span text:style-name="T416"><text:s text:c="2"/>&lt;/div&gt;</text:span></text:p>
      <text:p text:style-name="P5"><text:span text:style-name="T416">&lt;/div&gt;</text:span></text:p>
      <text:p text:style-name="P5"><text:span text:style-name="T417"/></text:p>
      <text:p text:style-name="P5"><text:span text:style-name="T418">2.4. PAGINAÇÃO</text:span></text:p>
      <text:p text:style-name="P5"><text:span text:style-name="T419">Fonte:<text:s/></text:span><text:a xlink:href="https://getbootstrap.com/docs/4.5/components/pagination/"><text:span text:style-name="T420">https://getbootstrap.com/docs/4.5/components/pagination/</text:span></text:a><text:span text:style-name="T421"/></text:p>
      <text:p text:style-name="P5"><text:span text:style-name="T422"/></text:p>
      <text:p text:style-name="P5"><text:span text:style-name="T423">2.5 CONTACTOS + BOTÕES DE REDES SOCIAIS</text:span></text:p>
      <text:p text:style-name="P5"><text:span text:style-name="T424">Fonte:<text:s/></text:span><text:a xlink:href="https://getbootstrap.com/docs/4.5/components/card/"><text:span text:style-name="T425">https://getbootstrap.com/docs/4.5/components/card/</text:span></text:a><text:span text:style-name="T426"><text:s/>(Footer)</text:span></text:p>
      <text:p text:style-name="P5"><text:span text:style-name="T426">&lt;div class="card text-center"&gt;</text:span></text:p>
      <text:p text:style-name="P5"><text:span text:style-name="T426"><text:s text:c="2"/>&lt;div class="card-header"&gt;</text:span></text:p>
      <text:p text:style-name="P5"><text:span text:style-name="T426"><text:s text:c="4"/>Featured</text:span></text:p>
      <text:p text:style-name="P5"><text:span text:style-name="T426"><text:s text:c="2"/>&lt;/div&gt;</text:span></text:p>
      <text:p text:style-name="P5"><text:span text:style-name="T426"><text:s text:c="2"/>&lt;div class="card-body"&gt;</text:span></text:p>
      <text:p text:style-name="P5"><text:span text:style-name="T426"><text:s text:c="4"/>&lt;h5 class="card-title"&gt;Special title treatment&lt;/h5&gt;</text:span></text:p>
      <text:p text:style-name="P5"><text:span text:style-name="T426"><text:s text:c="4"/>&lt;p class="card-text"&gt;With supporting text below as a natural lead-in to additional content.&lt;/p&gt;</text:span></text:p>
      <text:p text:style-name="P5"><text:span text:style-name="T426"><text:s text:c="4"/>&lt;a href="#" class="btn btn-primary"&gt;Go somewhere&lt;/a&gt;</text:span></text:p>
      <text:p text:style-name="P5"><text:span text:style-name="T426"><text:s text:c="2"/>&lt;/div&gt;</text:span></text:p>
      <text:p text:style-name="P5"><text:span text:style-name="T426"><text:s text:c="2"/>&lt;div class="card-footer text-muted"&gt;</text:span></text:p>
      <text:p text:style-name="P5"><text:span text:style-name="T426"><text:s text:c="4"/>2 days ago</text:span></text:p>
      <text:p text:style-name="P5"><text:span text:style-name="T426"><text:s text:c="2"/>&lt;/div&gt;</text:span></text:p>
      <text:p text:style-name="P5"><text:span text:style-name="T426">&lt;/div&gt;</text:span></text:p>
      <text:p text:style-name="P5"><text:span text:style-name="T426">Fonte:<text:s/></text:span><text:a xlink:href="https://www.w3schools.com/howto/howto_css_social_media_buttons.asp"><text:span text:style-name="T427">https://www.w3schools.com/howto/howto_css_social_media_buttons.asp</text:span></text:a><text:span text:style-name="T428"><text:s/>(Botões de redes sociais)</text:span></text:p>
      <text:p text:style-name="P5"><text:span text:style-name="T428">&lt;!-- Add icon library --&gt;</text:span></text:p>
      <text:p text:style-name="P5"><text:span text:style-name="T428">&lt;link rel="stylesheet" href="https://cdnjs.cloudflare.com/ajax/libs/font-awesome/4.7.0/css/font-awesome.min.css"&gt;</text:span></text:p>
      <text:p text:style-name="P5"><text:span text:style-name="T429"/></text:p>
      <text:p text:style-name="P5"><text:span text:style-name="T430">&lt;!-- Add font awesome icons --&gt;</text:span></text:p>
      <text:p text:style-name="P5"><text:span text:style-name="T430">&lt;a href="#" class="fa fa-facebook"&gt;&lt;/a&gt;</text:span></text:p>
      <text:p text:style-name="P5"><text:span text:style-name="T430">&lt;a href="#" class="fa fa-twitter"&gt;&lt;/a&gt;</text:span></text:p>
      <text:p text:style-name="P5"><text:span text:style-name="T430">&lt;a href="#" class="fa fa-linkedin"&gt;&lt;/a&gt;</text:span></text:p>
      <text:p text:style-name="P5"><text:span text:style-name="T430"><text:s/>&lt;a href="#" class="fa fa-instagram"&gt;&lt;/a&gt;</text:span></text:p>
      <text:p text:style-name="P5"><text:span text:style-name="T431"/></text:p>
      <text:p text:style-name="P5"><text:span text:style-name="T432">.fa {</text:span></text:p>
      <text:p text:style-name="P5"><text:span text:style-name="T432"><text:s text:c="2"/>padding: 20px;</text:span></text:p>
      <text:p text:style-name="P5"><text:span text:style-name="T432"><text:s text:c="2"/>font-size: 30px;</text:span></text:p>
      <text:p text:style-name="P5"><text:span text:style-name="T432"><text:s text:c="2"/>width: 50px;</text:span></text:p>
      <text:p text:style-name="P5"><text:span text:style-name="T432"><text:s text:c="2"/>text-align: center;</text:span></text:p>
      <text:p text:style-name="P5"><text:span text:style-name="T432"><text:s text:c="2"/>text-decoration: none;</text:span></text:p>
      <text:p text:style-name="P5"><text:span text:style-name="T432">}</text:span></text:p>
      <text:p text:style-name="P5"><text:span text:style-name="T432">.fa-facebook {</text:span></text:p>
      <text:p text:style-name="P5"><text:span text:style-name="T432"><text:s text:c="2"/>background: #3B5998;</text:span></text:p>
      <text:p text:style-name="P5"><text:span text:style-name="T432"><text:s text:c="2"/>color: white;</text:span></text:p>
      <text:p text:style-name="P5"><text:span text:style-name="T432">}</text:span></text:p>
      <text:p text:style-name="P5"><text:span text:style-name="T432">.fa-twitter {</text:span></text:p>
      <text:p text:style-name="P5"><text:span text:style-name="T432"><text:s text:c="2"/>background: #55ACEE;</text:span></text:p>
      <text:p text:style-name="P5"><text:span text:style-name="T432"><text:s text:c="2"/>color: white;</text:span></text:p>
      <text:p text:style-name="P5"><text:span text:style-name="T432">}</text:span></text:p>
      <text:p text:style-name="P5"><text:span text:style-name="T432">.fa-linkedin {</text:span></text:p>
      <text:p text:style-name="P5"><text:span text:style-name="T432"><text:s text:c="2"/>background: #007bb5;</text:span></text:p>
      <text:p text:style-name="P5"><text:span text:style-name="T432"><text:s text:c="2"/>color: white;</text:span></text:p>
      <text:p text:style-name="P5"><text:span text:style-name="T432">}</text:span></text:p>
      <text:p text:style-name="P5"><text:span text:style-name="T432">.fa-instagram {</text:span></text:p>
      <text:p text:style-name="P5"><text:span text:style-name="T432"><text:s text:c="2"/>background: #125688;</text:span></text:p>
      <text:p text:style-name="P5"><text:span text:style-name="T432"><text:s text:c="2"/>color: white;</text:span></text:p>
      <text:p text:style-name="P5"><text:span text:style-name="T432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